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bitmap" draw:fill-image-name="a4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2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17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1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</office:automatic-styles>
  <office:body>
    <office:presentation>
      <draw:page draw:name="Slide1" draw:style-name="a394" draw:master-page-name="Master1-Layout1-title-Title-Slide" presentation:presentation-page-layout-name="Master1-PPL1" draw:id="Slide-256">
        <draw:frame draw:id="id63" presentation:style-name="a398" draw:name="Title 1" svg:x="0.46154in" svg:y="1.5in" svg:width="9in" svg:height="2in" presentation:class="title" presentation:placeholder="false">
          <draw:text-box>
            <text:p text:style-name="a397" text:class-names="" text:cond-style-name=""><text:span text:style-name="a395" text:class-names="">Looks grey to me</text:span><text:span text:style-name="a396" text:class-names=""/></text:p>
          </draw:text-box>
          <svg:title/>
          <svg:desc/>
        </draw:frame>
        <draw:frame draw:id="id64" presentation:style-name="a402" draw:name="Subtitle 2" svg:x="1.5in" svg:y="3.64359in" svg:width="7in" svg:height="1.91667in" presentation:class="subtitle" presentation:placeholder="false">
          <draw:text-box>
            <text:p text:style-name="a401" text:class-names="" text:cond-style-name=""><text:span text:style-name="a399" text:class-names="">C. Taylor 10/10/2015</text:span><text:span text:style-name="a400" text:class-names=""/></text:p>
          </draw:text-box>
          <svg:title/>
          <svg:desc/>
        </draw:frame>
      </draw:page>
      <draw:page draw:name="Slide2" draw:style-name="a404" draw:master-page-name="Master1-Layout2-obj-Title-and-Content" presentation:presentation-page-layout-name="Master1-PPL2" draw:id="Slide-257">
        <draw:frame draw:id="id65" presentation:style-name="a408" draw:name="Title 1" svg:x="0.5in" svg:y="0.30035in" svg:width="9in" svg:height="1.25in" presentation:class="title" presentation:placeholder="false">
          <draw:text-box>
            <text:p text:style-name="a407" text:class-names="" text:cond-style-name=""><text:span text:style-name="a405" text:class-names="">Grey or Gray???</text:span><text:span text:style-name="a406" text:class-names=""/></text:p>
          </draw:text-box>
          <svg:title/>
          <svg:desc/>
        </draw:frame>
        <draw:frame draw:id="id66" presentation:style-name="a422" draw:name="Content Placeholder 2" svg:x="0.5in" svg:y="1.75in" svg:width="9in" svg:height="5.15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Which gray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How much gray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id you say grey?</text:span></text:p>
                  </text:list-item>
                </text:list>
              </text:list-item>
            </text:list>
            <text:list text:style-name="a421">
              <text:list-item>
                <text:p text:style-name="a420" text:class-names="" text:cond-style-name=""><text:span text:style-name="a418" text:class-names="">Just short of black</text:span><text:span text:style-name="a4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Section Header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Blank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Picture with Caption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ceb966" draw:opacity="100%" draw:stroke="solid" svg:stroke-width="0.02778in" svg:stroke-color="#978749" svg:stroke-opacity="100%"/>
    </style:default-style>
    <draw:fill-image draw:name="a0" xlink:href="media/image1.png" xlink:show="embed" xlink:actuate="onLoad"/>
    <draw:fill-image draw:name="a92" xlink:href="media/image1.png" xlink:show="embed" xlink:actuate="onLoad"/>
    <draw:fill-image draw:name="a403" xlink:href="media/image1.png" xlink:show="embed" xlink:actuate="onLoad"/>
    <draw:fill-image draw:name="a35" xlink:href="media/image1.png" xlink:show="embed" xlink:actuate="onLoad"/>
    <draw:fill-image draw:name="a226" xlink:href="media/image1.png" xlink:show="embed" xlink:actuate="onLoad"/>
    <draw:fill-image draw:name="a297" xlink:href="media/image1.png" xlink:show="embed" xlink:actuate="onLoad"/>
    <draw:fill-image draw:name="a166" xlink:href="media/image1.png" xlink:show="embed" xlink:actuate="onLoad"/>
    <draw:fill-image draw:name="a358" xlink:href="media/image1.png" xlink:show="embed" xlink:actuate="onLoad"/>
    <draw:fill-image draw:name="a244" xlink:href="media/image1.png" xlink:show="embed" xlink:actuate="onLoad"/>
    <draw:fill-image draw:name="a114" xlink:href="media/image1.png" xlink:show="embed" xlink:actuate="onLoad"/>
    <draw:fill-image draw:name="a57" xlink:href="media/image1.png" xlink:show="embed" xlink:actuate="onLoad"/>
    <draw:fill-image draw:name="a393" xlink:href="media/image1.png" xlink:show="embed" xlink:actuate="onLoad"/>
    <draw:fill-image draw:name="a323" xlink:href="media/image1.png" xlink:show="embed" xlink:actuate="onLoad"/>
    <draw:fill-image draw:name="a258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69676d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3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7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3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4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36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6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4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27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27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7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27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8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8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21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8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4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2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72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375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2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379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6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8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3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9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9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9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5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20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3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0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Title Placeholder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13" svg:x="0.5in" svg:y="7.01736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2" svg:x="3.41667in" svg:y="7.01736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22" svg:x="8.66667in" svg:y="7.01736in" svg:width="0.8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7" svg:x="0.46154in" svg:y="1.5in" svg:width="9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5" draw:name="Date Placeholder 27" svg:x="0.5in" svg:y="7.01736in" svg:width="2.3333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</draw:text-box>
        <svg:title/>
        <svg:desc/>
      </draw:frame>
      <draw:frame draw:id="id7" presentation:style-name="a48" draw:name="Footer Placeholder 16" svg:x="3.41667in" svg:y="7.01736in" svg:width="3.16667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8" presentation:style-name="a52" draw:name="Slide Number Placeholder 28" svg:x="8.66667in" svg:y="7.01736in" svg:width="0.8333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/></text:span><text:span text:style-name="a50" text:class-names=""/></text:p>
        </draw:text-box>
        <svg:title/>
        <svg:desc/>
      </draw:frame>
      <draw:frame draw:id="id9" presentation:style-name="a56" draw:name="Subtitle 8" svg:x="1.5in" svg:y="3.64359in" svg:width="7in" svg:height="1.91667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5.1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7.01736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7.01736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8.66667in" svg:y="7.01736in" svg:width="0.8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75in" svg:y="0.66667in" svg:width="7.75in" svg:height="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75in" svg:y="2.74255in" svg:width="7.75in" svg:height="1.6510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7.01736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7.01736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8.66667in" svg:y="7.01736in" svg:width="0.8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7.01736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7.01736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8.66667in" svg:y="7.01736in" svg:width="0.8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29861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82118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79" draw:name="Text Placeholder 3" svg:x="5.07986in" svg:y="1.67882in" svg:width="4.42014in" svg:height="0.82118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29" presentation:style-name="a196" draw:name="Content Placeholder 4" svg:x="0.5in" svg:y="2.58333in" svg:width="4.4184in" svg:height="4.1163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3" draw:name="Content Placeholder 5" svg:x="5.07986in" svg:y="2.58333in" svg:width="4.42014in" svg:height="4.11632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7.01736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7.01736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8.66667in" svg:y="7.01736in" svg:width="0.8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7.01736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7.01736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8.66667in" svg:y="7.01736in" svg:width="0.8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7.01736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7.01736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8.66667in" svg:y="7.01736in" svg:width="0.8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67" draw:name="Text Placeholder 2" svg:x="0.5in" svg:y="1.66667in" svg:width="3.28993in" svg:height="5.0329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43" presentation:style-name="a284" draw:name="Content Placeholder 3" svg:x="3.90972in" svg:y="0.29861in" svg:width="5.59028in" svg:height="6.4010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0.5in" svg:y="7.01736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7.01736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8.66667in" svg:y="7.01736in" svg:width="0.8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2in" svg:y="0.66667in" svg:width="6in" svg:height="0.57118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2in" svg:y="2.00347in" svg:width="6in" svg:height="4.33333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2in" svg:y="1.27601in" svg:width="6in" svg:height="0.5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4" svg:x="0.5in" svg:y="7.01736in" svg:width="2.3333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Footer Placeholder 5" svg:x="3.41667in" svg:y="7.01736in" svg:width="3.16667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8.66667in" svg:y="7.01736in" svg:width="0.83333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4">
      <draw:frame draw:id="id53" presentation:style-name="a328" draw:name="Title 1" svg:x="0.5in" svg:y="0.30035in" svg:width="9in" svg:height="1.25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45" draw:name="Vertical Text Placeholder 2" svg:x="0.5in" svg:y="1.75in" svg:width="9in" svg:height="5.1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0" draw:name="Date Placeholder 3" svg:x="0.5in" svg:y="7.01736in" svg:width="2.3333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6" presentation:style-name="a353" draw:name="Footer Placeholder 4" svg:x="3.41667in" svg:y="7.01736in" svg:width="3.16667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7" presentation:style-name="a357" draw:name="Slide Number Placeholder 5" svg:x="8.66667in" svg:y="7.01736in" svg:width="0.8333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9">
      <draw:frame draw:id="id58" presentation:style-name="a363" draw:name="Vertical Title 1" svg:x="7.25in" svg:y="0.30035in" svg:width="2.25in" svg:height="6.39931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59" presentation:style-name="a380" draw:name="Vertical Text Placeholder 2" svg:x="0.5in" svg:y="0.30035in" svg:width="6.58333in" svg:height="6.3993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5" draw:name="Date Placeholder 3" svg:x="0.5in" svg:y="7.01736in" svg:width="2.3333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61" presentation:style-name="a388" draw:name="Footer Placeholder 4" svg:x="3.41667in" svg:y="7.01736in" svg:width="3.16667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2" presentation:style-name="a392" draw:name="Slide Number Placeholder 5" svg:x="8.66667in" svg:y="7.01736in" svg:width="0.8333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Looks grey to me</dc:title>
    <meta:initial-creator>ODPSlides</meta:initial-creator>
    <dc:creator>ODPSlides</dc:creator>
    <meta:creation-date>2015-10-13T18:19:16</meta:creation-date>
    <dc:date>2015-10-13T18:19:16</dc:date>
    <meta:template xlink:href="Apex" xlink:type="simple"/>
    <meta:editing-cycles>1</meta:editing-cycles>
    <meta:editing-duration>PT97S</meta:editing-duration>
    <meta:document-statistic meta:paragraph-count="7" meta:word-count="26"/>
  </office:meta>
</office:document-meta>
</file>